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sans-serif, 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b5086" officeooo:paragraph-rsid="000b5086"/>
    </style:style>
    <style:style style:name="P2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3" style:family="paragraph" style:parent-style-name="Standard">
      <style:text-properties fo:color="#000000" style:font-name="Droid Sans Mono" fo:font-size="9pt" fo:font-weight="normal" officeooo:paragraph-rsid="000b5086" fo:background-color="#fffffe"/>
    </style:style>
    <style:style style:name="P4" style:family="paragraph" style:parent-style-name="Standard">
      <style:paragraph-properties style:line-height-at-least="0.476cm"/>
      <style:text-properties fo:color="#000000" fo:background-color="#fffffe"/>
    </style:style>
    <style:style style:name="P5" style:family="paragraph" style:parent-style-name="Standard">
      <style:paragraph-properties style:line-height-at-least="0.476cm"/>
      <style:text-properties fo:color="#000000" officeooo:paragraph-rsid="000d4fb6" fo:background-color="#fffffe"/>
    </style:style>
    <style:style style:name="P6" style:family="paragraph" style:parent-style-name="Standard">
      <style:text-properties fo:font-variant="normal" fo:text-transform="none" fo:color="#333333" fo:font-size="13pt" fo:letter-spacing="normal" fo:font-weight="bold" officeooo:rsid="000b5086" officeooo:paragraph-rsid="000b5086" style:font-name-asian="Verdana" style:font-size-asian="13pt" style:font-style-asian="normal" style:font-weight-asian="bold" style:font-size-complex="13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9pt" fo:font-weight="normal"/>
    </style:style>
    <style:style style:name="T3" style:family="text">
      <style:text-properties fo:color="#0000ff" officeooo:rsid="000b5086"/>
    </style:style>
    <style:style style:name="T4" style:family="text">
      <style:text-properties fo:color="#800000"/>
    </style:style>
    <style:style style:name="T5" style:family="text">
      <style:text-properties fo:color="#800000" style:font-name="Droid Sans Mono" fo:font-size="9pt" fo:font-weight="normal"/>
    </style:style>
    <style:style style:name="T6" style:family="text">
      <style:text-properties style:font-name="Droid Sans Mono" fo:font-size="9pt" fo:font-weight="normal"/>
    </style:style>
    <style:style style:name="T7" style:family="text">
      <style:text-properties style:font-name-asian="Droid Sans Mono" style:font-size-asian="9pt" style:font-weight-asian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fo:background-color="#5983b0" loext:char-shading-value="0" style:font-weight-asian="bold" style:font-weight-complex="bold"/>
    </style:style>
    <style:style style:name="T14" style:family="text">
      <style:text-properties fo:font-weight="bold" fo:background-color="#b4c7dc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인용문헌</text:p>
      <text:p text:style-name="P6">고체촬상소자 기반 가시광통신 실내자율주행장치</text:p>
      <text:p text:style-name="P1"/>
      <text:p text:style-name="P3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<text:span text:style-name="T10">1020170085211</text:span><text:span text:style-name="T1">&lt;/</text:span><text:span text:style-name="T4">ApplicationNumber</text:span><text:span text:style-name="T1">&gt;</text:span></text:p>
      <text:p text:style-name="P4"><text:span text:style-name="T2">&lt;</text:span><text:span text:style-name="T5">OriginalcitationLiteraturenumber</text:span><text:span text:style-name="T2">&gt;</text:span><text:span text:style-name="T7">국내공개특허공보 제</text:span><text:span text:style-name="T6">1020120080055</text:span><text:span text:style-name="T7">호</text:span><text:span text:style-name="T2">&lt;/</text:span><text:span text:style-name="T5">OriginalcitationLiteraturenumber</text:span><text:span text:style-name="T2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2">1020120080055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A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20716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6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출원서인용문헌이력정보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1258666 B1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1258666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5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30426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2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보고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0996180 B1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0996180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01123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2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보고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1501600 B1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1501600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50319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2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보고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0996180 B1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0996180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01123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5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문헌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1501600 B1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1501600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50319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5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문헌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4"><text:span text:style-name="T2">&lt;</text:span><text:span text:style-name="T5">OriginalcitationLiteraturenumber</text:span><text:span text:style-name="T2">&gt;</text:span><text:span text:style-name="T7">등록특허공보 제</text:span><text:span text:style-name="T6">100996180</text:span><text:span text:style-name="T7">호</text:span><text:span text:style-name="T6">20101123 1</text:span><text:span text:style-name="T7">부</text:span><text:span text:style-name="T2">&lt;/</text:span><text:span text:style-name="T5">OriginalcitationLiteraturenumber</text:span><text:span text:style-name="T2">&gt;</text:span></text:p>
      <text:p text:style-name="P2"><text:span text:style-name="T1">&lt;</text:span><text:span text:style-name="T4">OriginalcitationLiteraturenumberDate</text:span><text:span text:style-name="T1">&gt;</text:span>20101123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0996180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01123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1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발송문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4"><text:span text:style-name="T2">&lt;</text:span><text:span text:style-name="T5">OriginalcitationLiteraturenumber</text:span><text:span text:style-name="T2">&gt;</text:span><text:span text:style-name="T7">공개특허공보 제</text:span><text:span text:style-name="T6">1020150076929</text:span><text:span text:style-name="T7">호</text:span><text:span text:style-name="T6">20150707 1</text:span><text:span text:style-name="T7">부</text:span><text:span text:style-name="T2">&lt;/</text:span><text:span text:style-name="T5">OriginalcitationLiteraturenumber</text:span><text:span text:style-name="T2">&gt;</text:span></text:p>
      <text:p text:style-name="P2"><text:span text:style-name="T1">&lt;</text:span><text:span text:style-name="T4">OriginalcitationLiteraturenumberDate</text:span><text:span text:style-name="T1">&gt;</text:span>20150707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2">1020150076929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A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50707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1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발송문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4"><text:span text:style-name="T2">&lt;</text:span><text:span text:style-name="T5">OriginalcitationLiteraturenumber</text:span><text:span text:style-name="T2">&gt;</text:span><text:span text:style-name="T7">등록특허공보 제</text:span><text:span text:style-name="T6">101501600</text:span><text:span text:style-name="T7">호</text:span><text:span text:style-name="T6">20150319 1</text:span><text:span text:style-name="T7">부</text:span><text:span text:style-name="T2">&lt;/</text:span><text:span text:style-name="T5">OriginalcitationLiteraturenumber</text:span><text:span text:style-name="T2">&gt;</text:span></text:p>
      <text:p text:style-name="P2"><text:span text:style-name="T1">&lt;</text:span><text:span text:style-name="T4">OriginalcitationLiteraturenumberDate</text:span><text:span text:style-name="T1">&gt;</text:span>20150319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1501600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50319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1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발송문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4"><text:span text:style-name="T2">&lt;</text:span><text:span text:style-name="T5">OriginalcitationLiteraturenumber</text:span><text:span text:style-name="T2">&gt;</text:span><text:span text:style-name="T7">등록특허공보 제</text:span><text:span text:style-name="T6">101258666</text:span><text:span text:style-name="T7">호</text:span><text:span text:style-name="T6">20130426 1</text:span><text:span text:style-name="T7">부</text:span><text:span text:style-name="T2">&lt;/</text:span><text:span text:style-name="T5">OriginalcitationLiteraturenumber</text:span><text:span text:style-name="T2">&gt;</text:span></text:p>
      <text:p text:style-name="P2"><text:span text:style-name="T1">&lt;</text:span><text:span text:style-name="T4">OriginalcitationLiteraturenumberDate</text:span><text:span text:style-name="T1">&gt;</text:span>20130426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1258666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30426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1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발송문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20150076929 A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2">1020150076929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A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50707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2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보고서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1258666 B1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4">1012586660000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B1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30426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5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문헌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&lt;</text:span><text:span text:style-name="T4">citationInfoV3</text:span><text:span text:style-name="T1">&gt;</text:span></text:p>
      <text:p text:style-name="P2"><text:span text:style-name="T1">&lt;</text:span><text:span text:style-name="T4">ApplicationNumber</text:span><text:span text:style-name="T1">&gt;</text:span>1020170085211<text:span text:style-name="T1">&lt;/</text:span><text:span text:style-name="T4">ApplicationNumber</text:span><text:span text:style-name="T1">&gt;</text:span></text:p>
      <text:p text:style-name="P2"><text:span text:style-name="T1">&lt;</text:span><text:span text:style-name="T4">OriginalcitationLiteraturenumber</text:span><text:span text:style-name="T1">&gt;</text:span>KR1020150076929 A<text:span text:style-name="T1">&lt;/</text:span><text:span text:style-name="T4">OriginalcitationLiteraturenumber</text:span><text:span text:style-name="T1">&gt;</text:span></text:p>
      <text:p text:style-name="P2"><text:span text:style-name="T1">&lt;</text:span><text:span text:style-name="T4">OriginalcitationLiteraturenumberDate</text:span><text:span text:style-name="T1">&gt;</text:span> <text:span text:style-name="T1">&lt;/</text:span><text:span text:style-name="T4">OriginalcitationLiteraturenumberDate</text:span><text:span text:style-name="T1">&gt;</text:span></text:p>
      <text:p text:style-name="P2"><text:span text:style-name="T1">&lt;</text:span><text:span text:style-name="T4">StandardCitationLiteraturenumber</text:span><text:span text:style-name="T1">&gt;</text:span><text:span text:style-name="T12">1020150076929</text:span><text:span text:style-name="T1">&lt;/</text:span><text:span text:style-name="T4">StandardCitationLiteraturenumber</text:span><text:span text:style-name="T1">&gt;</text:span></text:p>
      <text:p text:style-name="P2"><text:span text:style-name="T1">&lt;</text:span><text:span text:style-name="T4">StandardCitationLiteratureCountryCode</text:span><text:span text:style-name="T1">&gt;</text:span>KR<text:span text:style-name="T1">&lt;/</text:span><text:span text:style-name="T4">StandardCitationLiteratureCountryCode</text:span><text:span text:style-name="T1">&gt;</text:span></text:p>
      <text:p text:style-name="P4"><text:span text:style-name="T2">&lt;</text:span><text:span text:style-name="T5">StandardCitationLiteratureCountryCodeName</text:span><text:span text:style-name="T2">&gt;</text:span><text:span text:style-name="T7">대한민국</text:span><text:span text:style-name="T2">&lt;/</text:span><text:span text:style-name="T5">StandardCitationLiteratureCountryCodeName</text:span><text:span text:style-name="T2">&gt;</text:span></text:p>
      <text:p text:style-name="P2"><text:span text:style-name="T1">&lt;</text:span><text:span text:style-name="T4">StandardCitationIdentificationCode</text:span><text:span text:style-name="T1">&gt;</text:span>A<text:span text:style-name="T1">&lt;/</text:span><text:span text:style-name="T4">StandardCitationIdentificationCode</text:span><text:span text:style-name="T1">&gt;</text:span></text:p>
      <text:p text:style-name="P2"><text:span text:style-name="T1">&lt;</text:span><text:span text:style-name="T4">StandardCitationLiteraturePublicationDate</text:span><text:span text:style-name="T1">&gt;</text:span>20150707<text:span text:style-name="T1">&lt;/</text:span><text:span text:style-name="T4">StandardCitationLiteraturePublicationDate</text:span><text:span text:style-name="T1">&gt;</text:span></text:p>
      <text:p text:style-name="P2"><text:span text:style-name="T1">&lt;</text:span><text:span text:style-name="T4">StandardStatusCode</text:span><text:span text:style-name="T1">&gt;</text:span>20001<text:span text:style-name="T1">&lt;/</text:span><text:span text:style-name="T4">StandardStatusCode</text:span><text:span text:style-name="T1">&gt;</text:span></text:p>
      <text:p text:style-name="P4"><text:span text:style-name="T2">&lt;</text:span><text:span text:style-name="T5">StandardStatusCodeName</text:span><text:span text:style-name="T2">&gt;</text:span><text:span text:style-name="T7">표준화</text:span><text:span text:style-name="T2">&lt;/</text:span><text:span text:style-name="T5">StandardStatusCodeName</text:span><text:span text:style-name="T2">&gt;</text:span></text:p>
      <text:p text:style-name="P2"><text:span text:style-name="T1">&lt;</text:span><text:span text:style-name="T4">CitationLiteratureTypeCode</text:span><text:span text:style-name="T1">&gt;</text:span>E0805<text:span text:style-name="T1">&lt;/</text:span><text:span text:style-name="T4">CitationLiteratureTypeCode</text:span><text:span text:style-name="T1">&gt;</text:span></text:p>
      <text:p text:style-name="P4"><text:span text:style-name="T2">&lt;</text:span><text:span text:style-name="T5">CitationLiteratureTypeCodeName</text:span><text:span text:style-name="T2">&gt;</text:span><text:span text:style-name="T7">선행기술조사문헌</text:span><text:span text:style-name="T2">&lt;/</text:span><text:span text:style-name="T5">CitationLiteratureTypeCodeName</text:span><text:span text:style-name="T2">&gt;</text:span></text:p>
      <text:p text:style-name="P2"><text:span text:style-name="T1">&lt;/</text:span><text:span text:style-name="T4">citationInfoV3</text:span><text:span text:style-name="T1">&gt;</text:span></text:p>
      <text:p text:style-name="P2"><text:span text:style-name="T1"/></text:p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Arial, sans-serif, 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0:15:54.716324732</meta:creation-date>
    <dc:date>2020-08-27T11:05:35.497650218</dc:date>
    <meta:editing-duration>P1DT1M48S</meta:editing-duration>
    <meta:editing-cycles>1</meta:editing-cycles>
    <meta:document-statistic meta:table-count="0" meta:image-count="0" meta:object-count="0" meta:page-count="5" meta:paragraph-count="184" meta:word-count="513" meta:character-count="11862" meta:non-whitespace-character-count="11833"/>
    <meta:generator>LibreOffice/6.4.4.2$Linux_X86_64 LibreOffice_project/40$Build-2</meta:generator>
  </office:meta>
</office:document-meta>
</file>